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D65121279EDCA62F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4378in" svg:y="0.3949in">
            <draw:object draw:notify-on-update-of-ranges="Sheet1.E7:Sheet1.E25 Sheet1.F6:Sheet1.F6 Sheet1.F7:Sheet1.F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4732in" svg:y="3.8913in">
            <draw:object draw:notify-on-update-of-ranges="Sheet1.E28:Sheet1.E46 Sheet1.F27:Sheet1.F27 Sheet1.F28:Sheet1.F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83" calcext:value-type="float">
            <text:p>5.83</text:p>
          </table:table-cell>
          <table:table-cell office:value-type="float" office:value="5" calcext:value-type="float">
            <text:p>5</text:p>
          </table:table-cell>
          <table:table-cell table:formula="of:=[.D11]/9" office:value-type="float" office:value="0.647777777777778" calcext:value-type="float">
            <text:p>0.64777777777777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.83" calcext:value-type="float">
            <text:p>4.83</text:p>
          </table:table-cell>
          <table:table-cell office:value-type="float" office:value="6" calcext:value-type="float">
            <text:p>6</text:p>
          </table:table-cell>
          <table:table-cell table:formula="of:=[.D12]/9" office:value-type="float" office:value="0.536666666666667" calcext:value-type="float">
            <text:p>0.536666666666667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.47" calcext:value-type="float">
            <text:p>4.47</text:p>
          </table:table-cell>
          <table:table-cell office:value-type="float" office:value="7" calcext:value-type="float">
            <text:p>7</text:p>
          </table:table-cell>
          <table:table-cell table:formula="of:=[.D13]/9" office:value-type="float" office:value="0.496666666666667" calcext:value-type="float">
            <text:p>0.49666666666666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.78" calcext:value-type="float">
            <text:p>5.78</text:p>
          </table:table-cell>
          <table:table-cell office:value-type="float" office:value="8" calcext:value-type="float">
            <text:p>8</text:p>
          </table:table-cell>
          <table:table-cell table:formula="of:=[.D14]/9" office:value-type="float" office:value="0.642222222222222" calcext:value-type="float">
            <text:p>0.64222222222222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96" calcext:value-type="float">
            <text:p>5.96</text:p>
          </table:table-cell>
          <table:table-cell office:value-type="float" office:value="9" calcext:value-type="float">
            <text:p>9</text:p>
          </table:table-cell>
          <table:table-cell table:formula="of:=[.D15]/9" office:value-type="float" office:value="0.662222222222222" calcext:value-type="float">
            <text:p>0.66222222222222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.54" calcext:value-type="float">
            <text:p>6.54</text:p>
          </table:table-cell>
          <table:table-cell office:value-type="float" office:value="10" calcext:value-type="float">
            <text:p>10</text:p>
          </table:table-cell>
          <table:table-cell table:formula="of:=[.D16]/9" office:value-type="float" office:value="0.726666666666667" calcext:value-type="float">
            <text:p>0.726666666666667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.52" calcext:value-type="float">
            <text:p>6.52</text:p>
          </table:table-cell>
          <table:table-cell office:value-type="float" office:value="11" calcext:value-type="float">
            <text:p>11</text:p>
          </table:table-cell>
          <table:table-cell table:formula="of:=[.D17]/9" office:value-type="float" office:value="0.724444444444444" calcext:value-type="float">
            <text:p>0.72444444444444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.96" calcext:value-type="float">
            <text:p>5.96</text:p>
          </table:table-cell>
          <table:table-cell office:value-type="float" office:value="12" calcext:value-type="float">
            <text:p>12</text:p>
          </table:table-cell>
          <table:table-cell table:formula="of:=[.D18]/9" office:value-type="float" office:value="0.662222222222222" calcext:value-type="float">
            <text:p>0.662222222222222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.6" calcext:value-type="float">
            <text:p>5.6</text:p>
          </table:table-cell>
          <table:table-cell office:value-type="float" office:value="13" calcext:value-type="float">
            <text:p>13</text:p>
          </table:table-cell>
          <table:table-cell table:formula="of:=[.D19]/9" office:value-type="float" office:value="0.622222222222222" calcext:value-type="float">
            <text:p>0.622222222222222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table:formula="of:=[.D20]/9" office:value-type="float" office:value="0.4" calcext:value-type="float">
            <text:p>0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ul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.85" calcext:value-type="float">
            <text:p>8.85</text:p>
          </table:table-cell>
          <table:table-cell office:value-type="float" office:value="5" calcext:value-type="float">
            <text:p>5</text:p>
          </table:table-cell>
          <table:table-cell table:formula="of:=([.D32]-[.D11])*6" office:value-type="float" office:value="18.12" calcext:value-type="float">
            <text:p>18.1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.57" calcext:value-type="float">
            <text:p>7.57</text:p>
          </table:table-cell>
          <table:table-cell office:value-type="float" office:value="6" calcext:value-type="float">
            <text:p>6</text:p>
          </table:table-cell>
          <table:table-cell table:formula="of:=([.D33]-[.D12])*6" office:value-type="float" office:value="16.44" calcext:value-type="float">
            <text:p>16.4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.11" calcext:value-type="float">
            <text:p>7.11</text:p>
          </table:table-cell>
          <table:table-cell office:value-type="float" office:value="7" calcext:value-type="float">
            <text:p>7</text:p>
          </table:table-cell>
          <table:table-cell table:formula="of:=([.D34]-[.D13])*6" office:value-type="float" office:value="15.84" calcext:value-type="float">
            <text:p>15.8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67" calcext:value-type="float">
            <text:p>8.67</text:p>
          </table:table-cell>
          <table:table-cell office:value-type="float" office:value="8" calcext:value-type="float">
            <text:p>8</text:p>
          </table:table-cell>
          <table:table-cell table:formula="of:=([.D35]-[.D14])*6" office:value-type="float" office:value="17.34" calcext:value-type="float">
            <text:p>17.3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table:formula="of:=([.D36]-[.D15])*6" office:value-type="float" office:value="17.34" calcext:value-type="float">
            <text:p>17.3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.36" calcext:value-type="float">
            <text:p>9.36</text:p>
          </table:table-cell>
          <table:table-cell office:value-type="float" office:value="10" calcext:value-type="float">
            <text:p>10</text:p>
          </table:table-cell>
          <table:table-cell table:formula="of:=([.D37]-[.D16])*6" office:value-type="float" office:value="16.92" calcext:value-type="float">
            <text:p>16.9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.34" calcext:value-type="float">
            <text:p>9.34</text:p>
          </table:table-cell>
          <table:table-cell office:value-type="float" office:value="11" calcext:value-type="float">
            <text:p>11</text:p>
          </table:table-cell>
          <table:table-cell table:formula="of:=([.D38]-[.D17])*6" office:value-type="float" office:value="16.92" calcext:value-type="float">
            <text:p>16.9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.92" calcext:value-type="float">
            <text:p>8.92</text:p>
          </table:table-cell>
          <table:table-cell office:value-type="float" office:value="12" calcext:value-type="float">
            <text:p>12</text:p>
          </table:table-cell>
          <table:table-cell table:formula="of:=([.D39]-[.D18])*6" office:value-type="float" office:value="17.76" calcext:value-type="float">
            <text:p>17.7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.48" calcext:value-type="float">
            <text:p>8.48</text:p>
          </table:table-cell>
          <table:table-cell office:value-type="float" office:value="13" calcext:value-type="float">
            <text:p>13</text:p>
          </table:table-cell>
          <table:table-cell table:formula="of:=([.D40]-[.D19])*6" office:value-type="float" office:value="17.28" calcext:value-type="float">
            <text:p>17.2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.88" calcext:value-type="float">
            <text:p>5.88</text:p>
          </table:table-cell>
          <table:table-cell office:value-type="float" office:value="14" calcext:value-type="float">
            <text:p>14</text:p>
          </table:table-cell>
          <table:table-cell table:formula="of:=([.D41]-[.D20])*6" office:value-type="float" office:value="13.68" calcext:value-type="float">
            <text:p>13.6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4:38:57.213451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23:36:10.232607854</meta:creation-date>
    <dc:date>2021-09-13T16:02:41.363451822</dc:date>
    <meta:editing-duration>PT1H20M45S</meta:editing-duration>
    <meta:editing-cycles>5</meta:editing-cycles>
    <meta:generator>LibreOffice/6.4.7.2$Linux_X86_64 LibreOffice_project/40$Build-2</meta:generator>
    <meta:document-statistic meta:table-count="1" meta:cell-count="16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Linear Velocity</text:p>
        </chart:title>
        <chart:subtitle svg:x="0cm" svg:y="0cm" chart:style-name="ch3">
          <text:p/>
        </chart:subtitle>
        <chart:plot-area chart:style-name="ch4" table:cell-range-address="Sheet1.E6:Sheet1.F25" chart:data-source-has-labels="both" svg:x="1.331cm" svg:y="1.275cm" svg:width="14.349cm" svg:height="6.564cm">
          <chartooo:coordinate-region svg:x="2.058cm" svg:y="1.475cm" svg:width="13.435cm" svg:height="5.717cm"/>
          <chart:axis chart:dimension="x" chart:name="primary-x" chart:style-name="ch5" chartooo:axis-type="auto">
            <chartooo:date-scale/>
            <chart:title svg:x="7.985cm" svg:y="8.019cm" chart:style-name="ch6">
              <text:p>Frame</text:p>
            </chart:title>
            <chart:categories table:cell-range-address="Sheet1.E7:Sheet1.E25"/>
          </chart:axis>
          <chart:axis chart:dimension="y" chart:name="primary-y" chart:style-name="ch5">
            <chart:title svg:x="0.451cm" svg:y="5.091cm" chart:style-name="ch7">
              <text:p>Speed</text:p>
            </chart:title>
            <chart:grid chart:style-name="ch8" chart:class="major"/>
          </chart:axis>
          <chart:series chart:style-name="ch9" chart:values-cell-range-address="Sheet1.F7:Sheet1.F25" chart:label-cell-address="Sheet1.F6:Sheet1.F6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7:Sheet1.E25</svg:desc>
                </draw:g>
              </table:table-cell>
              <table:table-cell office:value-type="float" office:value="1">
                <text:p>1</text:p>
                <draw:g>
                  <svg:desc>Sheet1.F7:Sheet1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47777777777778">
                <text:p>0.6477777777777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36666666666667">
                <text:p>0.5366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96666666666667">
                <text:p>0.49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42222222222222">
                <text:p>0.6422222222222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62222222222222">
                <text:p>0.6622222222222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26666666666667">
                <text:p>0.7266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24444444444444">
                <text:p>0.7244444444444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2222222222222">
                <text:p>0.6622222222222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03cm" svg:y="0.316cm" chart:style-name="ch2">
          <text:p>Angular Velocity</text:p>
        </chart:title>
        <chart:subtitle svg:x="0cm" svg:y="0cm" chart:style-name="ch3">
          <text:p/>
        </chart:subtitle>
        <chart:plot-area chart:style-name="ch4" table:cell-range-address="Sheet1.E27:Sheet1.F46" chart:data-source-has-labels="both" svg:x="1.331cm" svg:y="1.275cm" svg:width="14.349cm" svg:height="6.564cm">
          <chartooo:coordinate-region svg:x="1.873cm" svg:y="1.474cm" svg:width="13.541cm" svg:height="6.166cm"/>
          <chart:axis chart:dimension="x" chart:name="primary-x" chart:style-name="ch5" chartooo:axis-type="auto">
            <chartooo:date-scale/>
            <chart:title svg:x="7.985cm" svg:y="8.019cm" chart:style-name="ch6">
              <text:p>Frame</text:p>
            </chart:title>
            <chart:categories table:cell-range-address="Sheet1.E28:Sheet1.E46"/>
          </chart:axis>
          <chart:axis chart:dimension="y" chart:name="primary-y" chart:style-name="ch5">
            <chart:title svg:x="0.451cm" svg:y="5.091cm" chart:style-name="ch7">
              <text:p>Speed</text:p>
            </chart:title>
            <chart:grid chart:style-name="ch8" chart:class="major"/>
          </chart:axis>
          <chart:series chart:style-name="ch9" chart:values-cell-range-address="Sheet1.F28:Sheet1.F46" chart:label-cell-address="Sheet1.F27:Sheet1.F27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F27:Sheet1.F2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28:Sheet1.E46</svg:desc>
                </draw:g>
              </table:table-cell>
              <table:table-cell office:value-type="float" office:value="0">
                <text:p>0</text:p>
                <draw:g>
                  <svg:desc>Sheet1.F28:Sheet1.F4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.34">
                <text:p>17.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.34">
                <text:p>17.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.76">
                <text:p>17.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D65121279EDCA62F.png" xlink:type="simple" xlink:show="embed" xlink:actuate="onLoad"/>
  </office:styles>
</office:document-styles>
</file>